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50%" draw:fill="solid" draw:fill-color="#808080" draw:opacity="100%" draw:textarea-horizontal-align="justify" draw:textarea-vertical-align="middle" draw:auto-grow-height="false" fo:min-height="17.943cm" fo:min-width="26.678cm"/>
    </style:style>
    <style:style style:name="gr2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16.491cm" fo:padding-top="0.2cm" fo:padding-bottom="0.2cm" fo:padding-left="0.325cm" fo:padding-right="0.325cm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-width="0.359cm" draw:marker-end-width="0.359cm" draw:fill="solid" draw:fill-color="#b8ffb8" draw:opacity="100%" draw:textarea-vertical-align="middle" fo:min-height="1.126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00dcff" draw:textarea-horizontal-align="justify" draw:textarea-vertical-align="middle" draw:auto-grow-height="false" fo:min-height="1.17cm" fo:min-width="0.832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draw:stroke="solid" svg:stroke-width="0.106cm" svg:stroke-color="#000000" draw:marker-start-width="0.359cm" draw:marker-end-width="0.359cm" draw:fill="solid" draw:fill-color="#cccccc" draw:opacity="100%" draw:textarea-vertical-align="middle" fo:min-height="1.443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auto-grow-height="true" draw:auto-grow-width="false" fo:max-height="0cm" fo:min-height="0.712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draw:stroke="solid" svg:stroke-width="0.106cm" svg:stroke-color="#000000" draw:marker-start-width="0.359cm" draw:marker-end-width="0.359cm" draw:fill="solid" draw:fill-color="#ff6600" draw:opacity="100%" draw:textarea-vertical-align="middle" fo:min-height="0.772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stroke="solid" svg:stroke-width="0.106cm" svg:stroke-color="#000000" draw:marker-start-width="0.359cm" draw:marker-end-width="0.359cm" draw:fill="solid" draw:fill-color="#ff6600" draw:opacity="100%" draw:textarea-vertical-align="middle" fo:min-height="2.06cm" fo:padding-top="0.178cm" fo:padding-bottom="0.178cm" fo:padding-left="0.303cm" fo:padding-right="0.303cm"/>
    </style:style>
    <style:style style:name="gr9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auto-grow-height="true" draw:auto-grow-width="false" fo:max-height="0cm" fo:min-height="0.793cm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draw:stroke="solid" svg:stroke-width="0.106cm" svg:stroke-color="#000000" draw:marker-start-width="0.359cm" draw:marker-end-width="0.359cm" draw:fill="solid" draw:fill-color="#cccccc" draw:opacity="100%" draw:textarea-vertical-align="middle" fo:min-height="2.163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textarea-horizontal-align="center" draw:textarea-vertical-align="middle" draw:auto-grow-height="true" draw:auto-grow-width="false" fo:max-height="0cm" fo:min-height="0.712cm" fo:padding-top="0.175cm" fo:padding-bottom="0.175cm" fo:padding-left="0.3cm" fo:padding-right="0.3cm"/>
      <style:paragraph-properties style:writing-mode="lr-tb"/>
    </style:style>
    <style:style style:name="P1" style:family="paragraph">
      <loext:graphic-properties draw:fill="solid" draw:fill-color="#808080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cc00" loext:opacity="100%" loext:color-lum-mod="100%" loext:color-lum-off="0%" fo:font-size="18pt"/>
    </style:style>
    <style:style style:name="P4" style:family="paragraph">
      <loext:graphic-properties draw:fill="solid" draw:fill-color="#b8ffb8" draw:opacity="100%"/>
      <style:paragraph-properties fo:text-align="center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00dcff"/>
      <style:paragraph-properties fo:text-align="center" style:writing-mode="lr-tb"/>
    </style:style>
    <style:style style:name="P7" style:family="paragraph">
      <loext:graphic-properties draw:fill="solid" draw:fill-color="#cccccc" draw:opacity="100%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66ccff" loext:opacity="100%" loext:color-lum-mod="100%" loext:color-lum-off="0%" fo:font-size="18pt"/>
    </style:style>
    <style:style style:name="P9" style:family="paragraph">
      <loext:graphic-properties draw:fill="solid" draw:fill-color="#ff6600" draw:opacity="100%"/>
      <style:paragraph-properties fo:text-align="center" style:writing-mode="lr-tb"/>
    </style:style>
    <style:style style:name="T1" style:family="text">
      <style:text-properties fo:color="#ffcc00" loext:opacity="100%" fo:font-size="18pt"/>
    </style:style>
    <style:style style:name="T2" style:family="text">
      <style:text-properties fo:color="#66ccff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178cm" svg:height="18.193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6.194cm" svg:height="16.891cm" svg:x="1.508cm" svg:y="1.794cm">
          <draw:text-box>
            <text:p text:style-name="P2"><text:span text:style-name="T1">Campus Gas</text:span></text:p>
            <text:p text:style-name="P2"><text:span text:style-name="T1"/></text:p>
          </draw:text-box>
        </draw:frame>
        <draw:frame draw:style-name="gr3" draw:text-style-name="P4" draw:layer="layout" svg:width="2.032cm" svg:height="1.482cm" svg:x="21.066cm" svg:y="3.233cm">
          <draw:text-box>
            <text:p text:style-name="P2">Gym</text:p>
          </draw:text-box>
        </draw:frame>
        <draw:custom-shape draw:style-name="gr4" draw:text-style-name="P6" draw:layer="layout" svg:width="2.032cm" svg:height="2.12cm" svg:x="4.707cm" svg:y="2.556cm">
          <text:p text:style-name="P5">Library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5" draw:text-style-name="P7" draw:layer="layout" svg:width="2.54cm" svg:height="1.799cm" svg:x="3.921cm" svg:y="7.655cm">
          <draw:text-box>
            <text:p text:style-name="P2">Dining Hall</text:p>
          </draw:text-box>
        </draw:frame>
        <draw:frame draw:style-name="gr6" draw:text-style-name="P8" draw:layer="layout" svg:width="6.374cm" svg:height="1.062cm" svg:x="2.246cm" svg:y="10.049cm">
          <draw:text-box>
            <text:p text:style-name="P2"><text:span text:style-name="T2">Dining Hall Gas</text:span></text:p>
          </draw:text-box>
        </draw:frame>
        <draw:g>
          <draw:frame draw:style-name="gr7" draw:text-style-name="P9" draw:layer="layout" svg:width="4.026cm" svg:height="1.128cm" svg:x="19.415cm" svg:y="14.727cm">
            <draw:text-box>
              <text:p text:style-name="P2">Great Dorm</text:p>
            </draw:text-box>
          </draw:frame>
          <draw:frame draw:style-name="gr8" draw:text-style-name="P9" draw:layer="layout" svg:width="1.047cm" svg:height="2.416cm" svg:x="22.394cm" svg:y="12.335cm">
            <draw:text-box>
              <text:p/>
            </draw:text-box>
          </draw:frame>
        </draw:g>
        <draw:frame draw:style-name="gr9" draw:text-style-name="P8" draw:layer="layout" svg:width="6.35cm" svg:height="1.143cm" svg:x="18.526cm" svg:y="16.873cm">
          <draw:text-box>
            <text:p text:style-name="P2"><text:span text:style-name="T2">Great Dorm Gas</text:span></text:p>
          </draw:text-box>
        </draw:frame>
        <draw:frame draw:style-name="gr10" draw:text-style-name="P7" draw:layer="layout" svg:width="3.556cm" svg:height="2.519cm" svg:x="20.431cm" svg:y="6.768cm">
          <draw:text-box>
            <text:p text:style-name="P2">Theater</text:p>
          </draw:text-box>
        </draw:frame>
        <draw:frame draw:style-name="gr11" draw:text-style-name="P8" draw:layer="layout" svg:width="7.136cm" svg:height="1.062cm" svg:x="18.375cm" svg:y="10.049cm">
          <draw:text-box>
            <text:p text:style-name="P2"><text:span text:style-name="T2">Theater Ga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ven Huss-Lederman</meta:initial-creator>
    <meta:creation-date>2021-02-19T13:08:27.730930242</meta:creation-date>
    <dc:date>2023-06-29T11:01:54.976000000</dc:date>
    <dc:creator>Steven Huss-Lederman</dc:creator>
    <meta:editing-duration>PT18H53M6S</meta:editing-duration>
    <meta:editing-cycles>11</meta:editing-cycles>
    <meta:generator>LibreOffice/7.4.6.2$Windows_X86_64 LibreOffice_project/5b1f5509c2decdade7fda905e3e1429a67acd63d</meta:generator>
    <meta:document-statistic meta:object-count="12"/>
  </office:meta>
</office:document-meta>
</file>